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739cm" fo:min-width="0.57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.97cm" svg:y1="2.86cm" svg:x2="2.441cm" svg:y2="5.091cm">
          <text:p/>
        </draw:line>
        <draw:line draw:style-name="gr1" draw:text-style-name="P1" draw:layer="layout" svg:x1="7.478cm" svg:y1="2.86cm" svg:x2="12.093cm" svg:y2="4.71cm">
          <text:p/>
        </draw:line>
        <draw:custom-shape draw:style-name="gr2" draw:text-style-name="P3" draw:layer="layout" svg:width="1.524cm" svg:height="1.397cm" svg:x="6.506cm" svg:y="1.789cm">
          <text:p text:style-name="P2">1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1.906cm" svg:y="4.589cm">
          <text:p text:style-name="P2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2.071cm" svg:y1="5.66cm" svg:x2="9.983cm" svg:y2="7.631cm">
          <text:p/>
        </draw:line>
        <draw:custom-shape draw:style-name="gr2" draw:text-style-name="P3" draw:layer="layout" svg:width="1.524cm" svg:height="1.397cm" svg:x="11.607cm" svg:y="4.589cm">
          <text:p text:style-name="P2">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524cm" svg:height="1.397cm" svg:x="9.308cm" svg:y="6.989cm">
          <text:p text:style-name="P2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0.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0T18:36:46.864501956</meta:creation-date>
    <dc:date>2019-11-13T14:10:26.686279427</dc:date>
    <meta:editing-duration>PT17H10M9S</meta:editing-duration>
    <meta:editing-cycles>26</meta:editing-cycles>
    <meta:generator>LibreOffice/6.0.7.3$Linux_X86_64 LibreOffice_project/00m0$Build-3</meta:generator>
    <meta:document-statistic meta:object-count="7"/>
  </office:meta>
</office:document-meta>
</file>